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4a02c" officeooo:paragraph-rsid="0014a02c"/>
    </style:style>
    <style:style style:name="P2" style:family="paragraph" style:parent-style-name="Standard" style:list-style-name="L1">
      <style:text-properties officeooo:rsid="0014a02c" officeooo:paragraph-rsid="0014a02c"/>
    </style:style>
    <style:style style:name="P3"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4a02c" officeooo:paragraph-rsid="0014a02c" style:font-size-asian="24pt" style:font-weight-asian="bold" style:font-size-complex="24pt" style:font-weight-complex="bold"/>
    </style:style>
    <style:style style:name="P4" style:family="paragraph" style:parent-style-name="Standard" style:list-style-name="L1"/>
    <style:style style:name="P5" style:family="paragraph" style:parent-style-name="Standard" style:list-style-name="L1">
      <style:text-properties officeooo:paragraph-rsid="0016a70a"/>
    </style:style>
    <style:style style:name="P6" style:family="paragraph" style:parent-style-name="Standard" style:list-style-name="L1">
      <style:text-properties officeooo:rsid="0015f7fb" officeooo:paragraph-rsid="0015f7fb"/>
    </style:style>
    <style:style style:name="P7" style:family="paragraph" style:parent-style-name="Standard" style:list-style-name="L1">
      <style:text-properties officeooo:rsid="0016a70a" officeooo:paragraph-rsid="0016a70a"/>
    </style:style>
    <style:style style:name="P8" style:family="paragraph" style:parent-style-name="Standard" style:list-style-name="L1">
      <style:text-properties officeooo:rsid="00179c1c" officeooo:paragraph-rsid="00179c1c"/>
    </style:style>
    <style:style style:name="P9" style:family="paragraph" style:parent-style-name="Standard">
      <style:paragraph-properties fo:padding="0.074cm" fo:border-left="none" fo:border-right="none" fo:border-top="none" fo:border-bottom="0.99pt solid #000000" style:join-border="false"/>
    </style:style>
    <style:style style:name="T1" style:family="text">
      <style:text-properties officeooo:rsid="0015f7fb"/>
    </style:style>
    <style:style style:name="T2" style:family="text">
      <style:text-properties officeooo:rsid="0016a70a"/>
    </style:style>
    <style:style style:name="T3" style:family="text">
      <style:text-properties officeooo:rsid="00179c1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ntrôle de philosophie</text:p>
      <text:p text:style-name="P9"/>
      <text:p text:style-name="Standard"/>
      <text:p text:style-name="Standard"/>
      <text:p text:style-name="Standard"/>
      <text:p text:style-name="Standard"/>
      <text:p text:style-name="P9"/>
      <text:p text:style-name="Standard"/>
      <text:p text:style-name="Standard"/>
      <text:list xml:id="list1765869189855609759" text:style-name="L1">
        <text:list-item>
          <text:p text:style-name="P6">Chez Leibniz, la liberté est <text:span text:style-name="T3">la capacité de faire un choix.</text:span></text:p>
          <text:p text:style-name="P4"/>
        </text:list-item>
        <text:list-item>
          <text:p text:style-name="P6">Chez Descartes, la liberté d’indifférence, <text:span text:style-name="T3">c’est quand on doit faire le choix entre deux issues équitables, soit parce que chaque issue est aussi attirante que l’autre, soit parce qu’elle l’est aussi peu.</text:span></text:p>
          <text:p text:style-name="P4"/>
        </text:list-item>
        <text:list-item>
          <text:p text:style-name="P2">Cause : <text:span text:style-name="T3">Ce en vue de quoi</text:span></text:p>
          <text:p text:style-name="P2">4 types de cause :</text:p>
          <text:list>
            <text:list-item>
              <text:p text:style-name="P2">Cause initiale : <text:span text:style-name="T3">La cause première, celle qui est à l’origine de l’enchaînement des causes</text:span></text:p>
            </text:list-item>
            <text:list-item>
              <text:p text:style-name="P2">Cause <text:span text:style-name="T3">efficiente : Une des causes au sein de l’enchaînement. L’effet d’une cause antérieure</text:span></text:p>
            </text:list-item>
            <text:list-item>
              <text:p text:style-name="P2">Cause finale : <text:span text:style-name="T2">L’objectif, le but derrière l’enchaînement des causes et effets</text:span></text:p>
              <text:list>
                <text:list-item>
                  <text:list>
                    <text:list-item>
                      <text:p text:style-name="P5"><text:span text:style-name="T2">L’être humain complet est la cause finale du développement embryonnaire</text:span></text:p>
                    </text:list-item>
                  </text:list>
                </text:list-item>
              </text:list>
            </text:list-item>
            <text:list-item>
              <text:p text:style-name="P2">Cause formelle : <text:span text:style-name="T2">Deux types</text:span></text:p>
              <text:list>
                <text:list-item>
                  <text:p text:style-name="P7">La forme recherchée</text:p>
                  <text:list>
                    <text:list-item>
                      <text:p text:style-name="P8">Ce que le sculpteur imagine en faisant son œuvre</text:p>
                    </text:list-item>
                  </text:list>
                </text:list-item>
                <text:list-item>
                  <text:p text:style-name="P7">La forme au résultat, la forme matérielle</text:p>
                </text:list-item>
              </text:list>
            </text:list-item>
          </text:list>
          <text:p text:style-name="P2"/>
        </text:list-item>
        <text:list-item>
          <text:p text:style-name="P2">Pour Spinoza, chaque effet est déterminé, et la cause de l’effet est également déterminée. Autrement dit, selon Spinoza, un effet est du à une ou plusieurs causes de telle sorte que cela n’aurait pas pu se passer autrement. Et les causes elles-même sont les effets déterminées par d’autres causes, et ainsi de suite. De fait, la liberté ne peut exister. C’est pourquoi le libre-arbitre est illusoire et irrationnel pour Spinoza.</text:p>
          <text:p text:style-name="P6"><text:span text:style-name="T2">Aussi, pour Spinoza, l</text:span>e libre-arbitre est illusoire et irrationnel car un individu est conscient de ses désirs, mais pas des causes de ces désirs.</text:p>
          <text:p text:style-name="P2"/>
        </text:list-item>
        <text:list-item>
          <text:p text:style-name="P2">L’argument de Kant est que si un individu ne se soumet pas à un appétit au profit de la loi morale, <text:span text:style-name="T1">alors cet individu prouve sa liberté. Il prend pour exemple le cas d’un homme à qui on lui demande de salir la réputation d’un ami sous peine de mort, mais qu’il décide de mourir plutôt que d’obéir. En l’occurrence, l’appétit est l’envie de rester en vie, et le refus de trahir un ami relève de la loi moral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4a02c" officeooo:paragraph-rsid="0014a02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GARNIER<text:tab/><text:tab/>Lundi 8 Octobre 2018</text:p>
        <text:p text:style-name="MP1">Thomas</text:p>
        <text:p text:style-name="MP1">TS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8T08:17:57.395000000</meta:creation-date>
    <dc:date>2018-10-08T09:08:38.573000000</dc:date>
    <meta:editing-duration>PT1M49S</meta:editing-duration>
    <meta:editing-cycles>2</meta:editing-cycles>
    <meta:generator>LibreOffice/5.1.6.2$Windows_x86 LibreOffice_project/07ac168c60a517dba0f0d7bc7540f5afa45f0909</meta:generator>
    <meta:document-statistic meta:table-count="0" meta:image-count="0" meta:object-count="0" meta:page-count="1" meta:paragraph-count="19" meta:word-count="326" meta:character-count="1833" meta:non-whitespace-character-count="1538"/>
  </office:meta>
</office:document-meta>
</file>